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es Spell Attack Succeed</text:p>
      <text:p text:style-name="Standard">Just prior to applying a spell to a target we search for Special Ability scripts belonging to:</text:p>
      <text:list xml:id="list40309054" text:style-name="L1">
        <text:list-item>
          <text:p text:style-name="P2">The Spell being cast</text:p>
        </text:list-item>
        <text:list-item>
          <text:p text:style-name="P2">The Target's Race</text:p>
        </text:list-item>
        <text:list-item>
          <text:p text:style-name="P2">The Target's Monster Type</text:p>
        </text:list-item>
        <text:list-item>
          <text:p text:style-name="P2">The Target Character.</text:p>
        </text:list-item>
      </text:list>
      <text:p text:style-name="Standard">This is a rather limited list, you may object. <text:s/>But it was sufficient to solve the problem of supplying a 'Magic Resistance' capability. <text:s/>If you need us to search in additional places, let us know where and why. <text:s/>We can very likely accommodate you. </text:p>
      <text:p text:style-name="Standard"/>
      <text:p text:style-name="Standard">We look for scripts named “DoesSpellAttackSucceed”. </text:p>
      <text:p text:style-name="Standard">The results of each scripts is examined in the order listed above.</text:p>
      <text:p text:style-name="Standard"/>
      <text:p text:style-name="Standard">If a script returns a non-empty value then no further scripts are called.</text:p>
      <text:p text:style-name="Standard"/>
      <text:p text:style-name="Standard">If a script returns a result containing the character 'N' then the script processing is terminated and the attack fails.</text:p>
      <text:p text:style-name="Standard"/>
      <text:p text:style-name="Standard">If a script returns a result containing the character 'Y' then the script processing is terminated and the attack succeeds.</text:p>
      <text:p text:style-name="Standard"/>
      <text:p text:style-name="Standard">If no script returns a 'N' or 'Y' then the spell attack succeeds.</text:p>
      <text:p text:style-name="Standard"/>
      <text:p text:style-name="Heading">Parameters</text:p>
      <text:p text:style-name="Standard">The script has access to one parameters:</text:p>
      <text:p text:style-name="Standard"/>
      <text:p text:style-name="Standard">Parameter 5 = the text to be displayed as a result of attempting to apply the spell effects.</text:p>
      <text:p text:style-name="Standard">This parameters may be set using the $SET_HOOK_PARAM(n, string) , where n is 5.</text:p>
      <text:p text:style-name="Standard">Unless empty, this text will be displayed when the spell is applied even if the script returns a 'N' to negate the spell. <text:s/>So you could say, for example, “The spell fails because it is Monday”.</text:p>
      <text:p text:style-name="Heading">Context</text:p>
      <text:p text:style-name="Standard"/>
      <text:list xml:id="list40295396" text:style-name="L2">
        <text:list-item>
          <text:p text:style-name="P3">Character - the $AttackerContext</text:p>
        </text:list-item>
        <text:list-item>
          <text:p text:style-name="P3">Character - the target - $TargetContext</text:p>
        </text:list-item>
        <text:list-item>
          <text:p text:style-name="P3">The attacker's class - $ClassContext</text:p>
        </text:list-item>
        <text:list-item>
          <text:p text:style-name="P3">Spell - $SpellContext</text:p>
        </text:list-item>
      </text:list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42:02.79</meta:creation-date>
    <meta:generator>OpenOffice.org/3.2$Win32 OpenOffice.org_project/320m18$Build-9502</meta:generator>
    <dc:date>2012-01-23T20:18:41.18</dc:date>
    <dc:creator>Paul Stevens</dc:creator>
    <meta:editing-duration>PT00H12M23S</meta:editing-duration>
    <meta:editing-cycles>4</meta:editing-cycles>
    <meta:document-statistic meta:table-count="0" meta:image-count="0" meta:object-count="0" meta:page-count="1" meta:paragraph-count="23" meta:word-count="268" meta:character-count="1507"/>
  </office:meta>
</office:document-meta>
</file>